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background-color="#ffff00"/>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paragraph-properties fo:text-align="center" style:justify-single-word="false"/>
      <style:text-properties style:font-name="Arial" fo:font-weight="normal" style:font-weight-asian="normal" style:font-weight-complex="normal"/>
    </style:style>
    <style:style style:name="P8" style:family="paragraph" style:parent-style-name="Standard">
      <style:text-properties fo:color="#ff0000" style:font-name="Arial" fo:font-style="italic" fo:font-weight="bold" style:font-style-asian="italic" style:font-weight-asian="bold" style:font-style-complex="italic" style:font-weight-complex="bold"/>
    </style:style>
    <style:style style:name="P9" style:family="paragraph" style:parent-style-name="Standard" style:list-style-name="L1">
      <style:text-properties style:font-name="Arial"/>
    </style:style>
    <style:style style:name="P10" style:family="paragraph" style:parent-style-name="Standard" style:list-style-name="L3">
      <style:text-properties style:font-name="Arial"/>
    </style:style>
    <style:style style:name="P11" style:family="paragraph" style:parent-style-name="Standard" style:list-style-name="L4">
      <style:text-properties style:font-name="Arial"/>
    </style:style>
    <style:style style:name="P12" style:family="paragraph" style:parent-style-name="Standard" style:list-style-name="L5">
      <style:text-properties style:font-name="Arial"/>
    </style:style>
    <style:style style:name="P13" style:family="paragraph" style:parent-style-name="Standard" style:list-style-name="L6">
      <style:text-properties style:font-name="Arial"/>
    </style:style>
    <style:style style:name="P14" style:family="paragraph" style:parent-style-name="Standard" style:list-style-name="L7">
      <style:text-properties style:font-name="Arial"/>
    </style:style>
    <style:style style:name="P15" style:family="paragraph" style:parent-style-name="Standard" style:list-style-name="L8">
      <style:text-properties style:font-name="Arial"/>
    </style:style>
    <style:style style:name="P16" style:family="paragraph" style:parent-style-name="Standard" style:list-style-name="L9">
      <style:text-properties style:font-name="Arial"/>
    </style:style>
    <style:style style:name="P17" style:family="paragraph" style:parent-style-name="Standard">
      <style:text-properties style:font-name="Arial" fo:font-weight="normal" style:font-weight-asian="normal" style:font-weight-complex="normal"/>
    </style:style>
    <style:style style:name="P18" style:family="paragraph" style:parent-style-name="Standard" style:list-style-name="L10">
      <style:text-properties style:font-name="Arial" fo:font-weight="normal" style:font-weight-asian="normal" style:font-weight-complex="normal"/>
    </style:style>
    <style:style style:name="P19" style:family="paragraph" style:parent-style-name="Standard">
      <style:text-properties style:font-name="Arial" fo:font-weight="normal" officeooo:paragraph-rsid="000a628d" style:font-weight-asian="normal" style:font-weight-complex="normal"/>
    </style:style>
    <style:style style:name="P20" style:family="paragraph" style:parent-style-name="Standard" style:list-style-name="L2">
      <style:text-properties style:font-name="Arial" fo:font-style="italic" style:text-underline-style="solid" style:text-underline-width="auto" style:text-underline-color="font-color" officeooo:paragraph-rsid="000c37c3" style:font-style-asian="italic" style:font-style-complex="italic"/>
    </style:style>
    <style:style style:name="P21" style:family="paragraph" style:parent-style-name="Standard">
      <style:text-properties style:font-name="Arial" fo:font-style="italic" style:text-underline-style="solid" style:text-underline-width="auto" style:text-underline-color="font-color" officeooo:paragraph-rsid="000c37c3" style:font-style-asian="italic" style:font-style-complex="italic"/>
    </style:style>
    <style:style style:name="P2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23" style:family="paragraph" style:parent-style-name="Standard">
      <style:text-properties style:font-name="Arial" fo:font-style="italic" style:text-underline-style="solid" style:text-underline-width="auto" style:text-underline-color="font-color" fo:font-weight="bold" officeooo:paragraph-rsid="000c37c3" style:font-style-asian="italic" style:font-weight-asian="bold" style:font-style-complex="italic" style:font-weight-complex="bold"/>
    </style:style>
    <style:style style:name="P24" style:family="paragraph" style:parent-style-name="Standard" style:list-style-name="L2">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parent-style-name="Standard">
      <style:text-properties style:font-name="Arial" fo:font-weight="bold" style:font-weight-asian="bold" style:font-weight-complex="bold"/>
    </style:style>
    <style:style style:name="P26" style:family="paragraph" style:parent-style-name="Standard" style:list-style-name="L5">
      <style:paragraph-properties fo:margin-left="0cm" fo:margin-right="0cm" fo:text-indent="0cm" style:auto-text-indent="false">
        <style:tab-stops/>
      </style:paragraph-properties>
      <style:text-properties style:font-name="Arial"/>
    </style:style>
    <style:style style:name="P27" style:family="paragraph" style:parent-style-name="Standard" style:list-style-name="L6">
      <style:paragraph-properties fo:margin-left="0cm" fo:margin-right="0cm" fo:text-indent="0cm" style:auto-text-indent="false">
        <style:tab-stops/>
      </style:paragraph-properties>
      <style:text-properties style:font-name="Arial"/>
    </style:style>
    <style:style style:name="T1" style:family="text">
      <style:text-properties fo:font-weight="bold" style:font-weight-asian="bold" style:font-weight-complex="bold"/>
    </style:style>
    <style:style style:name="T2" style:family="text">
      <style:text-properties officeooo:rsid="000a62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0000" draw:marker-start-width="0.499cm" draw:marker-end-width="0.499cm" draw:fill="none" draw:fill-color="#ffffff" fo:min-height="2.6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REXIS.COM</text:p>
      <text:p text:style-name="P3">SECCIONES DE LA PÁGINA</text:p>
      <text:p text:style-name="P1"/>
      <text:list xml:id="list622616936" text:style-name="L1">
        <text:list-item>
          <text:p text:style-name="P9">INICIO</text:p>
        </text:list-item>
        <text:list-item>
          <text:p text:style-name="P9">QUIENES SOMOS</text:p>
        </text:list-item>
        <text:list-item>
          <text:p text:style-name="P9">PROCESO DE RECLUTA Y SELECCIÓN</text:p>
        </text:list-item>
        <text:list-item>
          <text:p text:style-name="P9">APLICACIÓN PARA VACANTES</text:p>
        </text:list-item>
        <text:list-item>
          <text:p text:style-name="P9">PREGUNTAS FRECUENTES</text:p>
        </text:list-item>
        <text:list-item>
          <text:p text:style-name="P9">CONTACTO</text:p>
        </text:list-item>
      </text:list>
      <text:p text:style-name="P1"/>
      <text:p text:style-name="P4">INICIO</text:p>
      <text:p text:style-name="P1"/>
      <text:p text:style-name="P1">Bienvenido a Nerexis, el primer filtro de recluta para Grupo Helios.</text:p>
      <text:p text:style-name="P1"/>
      <text:p text:style-name="P1">IMPORTANTE: ANTES DE REALIZAR SU APLICACIÓN, POR FAVOR REVISE NUESTRA SECCIÓN “PROCESO DE RECLUTA Y SELECCIÓN” O NUESTRA SECCIÓN <text:s/>“PREGUNTAS FRECUENTES”</text:p>
      <text:p text:style-name="P1"/>
      <text:p text:style-name="P22">La aplicación consiste en el llenado de una forma en Internet con datos relevantes sobre su perfil. Esta información es confidencial y no será enviada a terceros. EN NINGUN MOMENTO, SE LE PEDIRÁ INFORMACIÓN SOBRE CONTRASEÑAS O DATOS BANCARIOS. La información que se le requiere es aquella que generalmente se incluye en un Currículum Vitae (CV); y que incluye: Datos básicos personales, Escolaridad y Datos sobre su experiencia profesional y/o laboral. Para algunas vacantes, también se le puede pedir que indique alguna información sobre sus intereses personales. En concreto, la aplicación consiste en elaborar su CV por Internet.</text:p>
      <text:p text:style-name="P22"/>
      <text:p text:style-name="P22"><draw:frame text:anchor-type="paragraph" draw:z-index="0" draw:style-name="gr1" svg:width="6.589cm" svg:height="2.719cm" svg:x="4.468cm" svg:y="0.358cm"><draw:text-box><text:p>INICIAR APLICACIÓN</text:p></draw:text-box></draw:frame></text:p>
      <text:p text:style-name="P22"/>
      <text:p text:style-name="P22"/>
      <text:p text:style-name="P22"/>
      <text:p text:style-name="P22"/>
      <text:p text:style-name="P22"/>
      <text:p text:style-name="P22"/>
      <text:p text:style-name="P22"/>
      <text:p text:style-name="P22">Nuestra área de selección se pondrá en contacto ÚNICAMENTE con los candidatos seleccionados para invitarlos a una entrevista.</text:p>
      <text:p text:style-name="P22"/>
      <text:p text:style-name="P22">IMPORTANTE: SI NO RECIBE UNA INVITACIÓN PARA ENTREVISTA, NO SIGNIFICA NECESARIAMENTE QUE NO CUBRA CON EL PERFIL; HAY VARIAS RAZONES POR LO QUE LO ANTERIOR PUEDE OCURRIR:</text:p>
      <text:p text:style-name="P22"/>
      <text:list xml:id="list235232799" text:style-name="L2">
        <text:list-item>
          <text:p text:style-name="P24">La vacante ha sido cubierta.</text:p>
        </text:list-item>
        <text:list-item>
          <text:p text:style-name="P24">Ya ha sido cubierto el límite de entrevistas para la vacante.</text:p>
        </text:list-item>
        <text:list-item>
          <text:p text:style-name="P24">La vacante ha sido pospuesta.</text:p>
          <text:p text:style-name="P24"/>
        </text:list-item>
      </text:list>
      <text:p text:style-name="P22"><text:soft-page-break/>Gracias por su interés.</text:p>
      <text:p text:style-name="P1"/>
      <text:p text:style-name="P4">QUIENES SOMOS</text:p>
      <text:p text:style-name="P1"/>
      <text:p text:style-name="P1">Nerexis es el primer filtro en el proceso de recluta y selección de Grupo Helios.</text:p>
      <text:p text:style-name="P1"/>
      <text:p text:style-name="P1">Grupo Helios es un conjunto de empresas dedicadas a los siguientes giros comerciales:</text:p>
      <text:p text:style-name="P1"/>
      <text:list xml:id="list1900319038" text:style-name="L3">
        <text:list-item>
          <text:p text:style-name="P10">Enseñanza del idioma inglés.</text:p>
        </text:list-item>
        <text:list-item>
          <text:p text:style-name="P10">Enseñanza del idioma francés.</text:p>
        </text:list-item>
        <text:list-item>
          <text:p text:style-name="P10">Enseñanza de otros idiomas.</text:p>
        </text:list-item>
        <text:list-item>
          <text:p text:style-name="P10">Educación Empresarial.</text:p>
        </text:list-item>
        <text:list-item>
          <text:p text:style-name="P10">Desarrollo de páginas y sistemas de Internet.</text:p>
        </text:list-item>
        <text:list-item>
          <text:p text:style-name="P10">Operación de Multistores.</text:p>
        </text:list-item>
        <text:list-item>
          <text:p text:style-name="P10">Bienes Raíces.</text:p>
        </text:list-item>
      </text:list>
      <text:p text:style-name="P1"/>
      <text:p text:style-name="P1">El grupo se conforma para proveer servicios comunes a sus integrantes. Uno de estos servicios es, precisamente la recluta y selección de candidatos para su operación, misma que busca seleccionar a los mejores candidatos en el mercado laboral.</text:p>
      <text:p text:style-name="P1"/>
      <text:p text:style-name="P1">Nerexis es un filtro que sirve a distintas empresas, por lo que, al recibir una invitación para entrevista, se le canalizará a la empresa correspondiente, donde se llevarán a cabo las siguientes partes del proceso, que son:</text:p>
      <text:p text:style-name="P1"/>
      <text:list xml:id="list409943215" text:style-name="L4">
        <text:list-item>
          <text:p text:style-name="P11">Primera Entrevista (Que incluye presentación de la empresa)</text:p>
        </text:list-item>
        <text:list-item>
          <text:p text:style-name="P11">Segunda Entrevista (En su caso).</text:p>
        </text:list-item>
        <text:list-item>
          <text:p text:style-name="P11">Contratación (En caso de resultar seleccionado).</text:p>
        </text:list-item>
        <text:list-item>
          <text:p text:style-name="P11">Inducción a la empresa.</text:p>
        </text:list-item>
      </text:list>
      <text:p text:style-name="P1"/>
      <text:p text:style-name="P4">PROCESO DE RECLUTA Y SELECCIÓN</text:p>
      <text:p text:style-name="P1"/>
      <text:p text:style-name="P1">A continuación se describe el proceso completo de selección, hasta el momento de la contratación.</text:p>
      <text:p text:style-name="P1"/>
      <text:list xml:id="list1621354199" text:style-name="L5">
        <text:list-item>
          <text:p text:style-name="P12">RECLUTA.</text:p>
          <text:p text:style-name="P12"/>
          <text:p text:style-name="P26">El candidato llena el formulario con la información requerida por Internet.</text:p>
        </text:list-item>
      </text:list>
      <text:p text:style-name="P1"/>
      <text:p text:style-name="P1">La aplicación consiste en el llenado de una forma en Internet con datos relevantes sobre su perfil. <text:span text:style-name="T1">Esta información es confidencial y no será enviada a terceros. EN NINGUN MOMENTO, SE LE PEDIRÁ INFORMACIÓN SOBRE CONTRASEÑAS O DATOS BANCARIOS.</text:span> La información que se le requiere es aquella que generalmente se incluye en un Currículum Vitae (CV); y que incluye: Datos básicos personales, Escolaridad y Datos sobre su experiencia profesional y/o laboral. Para algunas vacantes, también se le puede pedir que indique alguna información sobre sus intereses personales. En concreto, la aplicación consiste en elaborar su CV por Internet.</text:p>
      <text:p text:style-name="P1"/>
      <text:p text:style-name="P1">Todos los datos son importantes para la realización correcta de su perfil, por lo que en caso <text:soft-page-break/>de omitir algún dato, o abandonar la aplicación, el sistema no llevará a cabo su registro.</text:p>
      <text:p text:style-name="P1"/>
      <text:p text:style-name="P1">IMPORTANTE: EN ESTE MOMENTO, NO SE PROPORCIONARÁN MAYORES DATOS DE CONTACTO CON EL ÁREA DE RECURSOS HUMANOS PARA EVITAR LLAMADAS TELEFÓNICAS O VISITAS A LAS INSTALACIONES DE PROSPECTOS NO SELECCIONADOS. ESTO SE DEBE A QUE ANTERIORMENTE, HEMOS TENIDO MUCHAS LLAMADAS Y VISITAS DE LOS PROSPECTOS, Y EN LA MAYOR PARTE DE LOS CASOS NO CONTAMOS CON PERSONAL DISPONIBLE PARA ATENDERLOS.</text:p>
      <text:p text:style-name="P1"/>
      <text:p text:style-name="P1">POR LO ANTERIOR, LE PEDIMOS ATENTAMENTE A TODOS LOS CANDIDATOS <text:s/>ESPERAR LA LLAMADA DE CONTACTO Y LES AGRADECEMOS SU COMPRENSIÓN.</text:p>
      <text:p text:style-name="P1"/>
      <text:p text:style-name="P1">GRUPO HELIOS ES UN CONJUNTO DE EMPRESAS SERIAS Y RESPETUOSAS DE LA LEGALIDAD Y TODAS NUESTRAS ACTIVIDADES SE LLEVAN A CABO BAJO ESTOS MISMOS PRECEPTOS.</text:p>
      <text:p text:style-name="P1"/>
      <text:list xml:id="list1181146539" text:style-name="L6">
        <text:list-item>
          <text:p text:style-name="P13">SELECCIÓN.</text:p>
          <text:p text:style-name="P13"/>
          <text:p text:style-name="P27">El área de recursos humanos recibe, analiza y califica las aplicaciones. Una vez hecho lo anterior, SELECCIONA A LOS DIEZ MEJORES CANDIDATOS y se pone en contacto con ellos para requerir información adicional específica del puesto (por ejemplo, si la vacante es para profesor de idiomas, se pone en contacto con el candidato y pregunta sobre su disponibilidad de horarios, de traslado, etc. Si la vacante es para Ejecutivo de Ventas, se pone en contacto para conocer rango de comisiones que busca el candidato, etc.)</text:p>
        </text:list-item>
      </text:list>
      <text:p text:style-name="P1"/>
      <text:p text:style-name="P5">Si el candidato cubre con la disponibilidad o el perfil requerido para el puesto se le enviará(n) a su correo vínculo(s) para realizar algunas pruebas psicométricas en línea.</text:p>
      <text:p text:style-name="P1"/>
      <text:p text:style-name="P1">Después de realizadas las pruebas psicométricas, SE SELECCIONA A CINCO CANDIDATOS y se les invita a una entrevista en las oficinas de la empresa que ofrece la vacante.</text:p>
      <text:p text:style-name="P1"/>
      <text:list xml:id="list1173457494" text:style-name="L7">
        <text:list-item>
          <text:p text:style-name="P14">PRIMER ENTREVISTA</text:p>
        </text:list-item>
      </text:list>
      <text:p text:style-name="P1"/>
      <text:p text:style-name="P1">El Candidato invitado a entrevista deberá:</text:p>
      <text:p text:style-name="P1"/>
      <text:p text:style-name="P1">Llevar Currículum Vitae, solicitud de empleo o la forma impresa de Nerexis.com</text:p>
      <text:p text:style-name="P1">Acudir puntualmente a la cita (En caso de inasistencia por razones que no se consideran de naturaleza urgente, se cancelará su aplicación).</text:p>
      <text:p text:style-name="P1"/>
      <text:p text:style-name="P1">En la primer entrevista se presentará la empresa correspondiente y se resolverán todas las dudas del candidato sobre la misma, además de las relativas a la posición vacante. De igual manera, el candidato proporcionará la información requerida por el entrevistador.</text:p>
      <text:p text:style-name="P1"/>
      <text:list xml:id="list947970180" text:style-name="L8">
        <text:list-item>
          <text:p text:style-name="P15">SEGUNDA ENTREVISTA / CLASE DEMO</text:p>
        </text:list-item>
      </text:list>
      <text:p text:style-name="P1"/>
      <text:p text:style-name="P1">Dependiendo de la posición, después de la primera entrevista, se puede citar al candidato para una segunda entrevista o en el caso de profesores, para llevar a cabo una clase de demostración.</text:p>
      <text:p text:style-name="P1"><text:soft-page-break/></text:p>
      <text:p text:style-name="P1">Los requisitos para la clase de demostración son:</text:p>
      <text:p text:style-name="P1"/>
      <text:p text:style-name="P1">Nivel de la clase: Intermedio Superior (B2)</text:p>
      <text:p text:style-name="P1">Cantidad de alumnos máxima en la clase demo: 2</text:p>
      <text:p text:style-name="P1">Material a utilizar: Libre (No audio)</text:p>
      <text:p text:style-name="P1">Tema: Libre</text:p>
      <text:p text:style-name="P1">Punto gramatical: Libre, pero tiene que ser correspondiente a un nivel superior.</text:p>
      <text:p text:style-name="P1">Tiempo de clase: 30 minutos.</text:p>
      <text:p text:style-name="P1"/>
      <text:list xml:id="list322710841" text:style-name="L9">
        <text:list-item>
          <text:p text:style-name="P16">CONTRATACIÓN</text:p>
        </text:list-item>
      </text:list>
      <text:p text:style-name="P1"/>
      <text:p text:style-name="P1">De los finales cinco candidatos, se contratará a uno o dos para cubrir la vacante existente. Se cita al candidato para firma de contrato y en esa entrevista se le indica la fecha y lugar de inicio.</text:p>
      <text:p text:style-name="P1"/>
      <text:p text:style-name="P4">APLICACIÓN</text:p>
      <text:p text:style-name="P21"/>
      <text:p text:style-name="P21">“La aplicación consiste en el llenado de una forma en Internet con datos relevantes sobre su perfil. Esta información es confidencial y no será enviada a terceros. EN NINGUN MOMENTO, SE LE PEDIRÁ INFORMACIÓN SOBRE CONTRASEÑAS O DATOS BANCARIOS. La información que se le requiere es aquella que generalmente se incluye en un Currículum Vitae (CV); y que incluye: Datos básicos personales, Escolaridad y Datos sobre su experiencia profesional y/o laboral. Para algunas vacantes, también se le puede pedir que indique alguna información sobre sus intereses personales. En concreto, la aplicación consiste en elaborar su CV por Internet.</text:p>
      <text:p text:style-name="P21"/>
      <text:p text:style-name="P21"><draw:frame text:anchor-type="paragraph" draw:z-index="1" draw:style-name="gr1" svg:width="6.589cm" svg:height="2.719cm" svg:x="4.468cm" svg:y="0.358cm"><draw:text-box><text:p>INICIAR APLICACIÓN</text:p></draw:text-box></draw:frame></text:p>
      <text:p text:style-name="P21"/>
      <text:p text:style-name="P21"/>
      <text:p text:style-name="P21"/>
      <text:p text:style-name="P21"/>
      <text:p text:style-name="P21"/>
      <text:p text:style-name="P21"/>
      <text:p text:style-name="P21"/>
      <text:p text:style-name="P21">Nuestra área de selección se pondrá en contacto ÚNICAMENTE con los candidatos seleccionados para invitarlos a una entrevista.</text:p>
      <text:p text:style-name="P21"/>
      <text:p text:style-name="P21">IMPORTANTE: SI NO RECIBE UNA INVITACIÓN PARA ENTREVISTA, NO SIGNIFICA NECESARIAMENTE QUE NO CUBRA CON EL PERFIL; HAY VARIAS RAZONES POR LO QUE LO ANTERIOR PUEDE OCURRIR:</text:p>
      <text:p text:style-name="P21"/>
      <text:list xml:id="list893727533" text:continue-list="list235232799" text:style-name="L2">
        <text:list-item>
          <text:p text:style-name="P20">La vacante ha sido cubierta.</text:p>
        </text:list-item>
        <text:list-item>
          <text:p text:style-name="P20">Ya ha sido cubierto el límite de entrevistas para la vacante.</text:p>
        </text:list-item>
        <text:list-item>
          <text:p text:style-name="P20">La vacante ha sido pospuesta.</text:p>
          <text:p text:style-name="P20"/>
        </text:list-item>
      </text:list>
      <text:p text:style-name="P23">Gracias por su interés.”</text:p>
      <text:p text:style-name="P6"/>
      <text:p text:style-name="P6">Está a punto de iniciar su aplicación para la vacante de su interés. Este proceso le llevará <text:soft-page-break/>aproximadamente 30 minutos. La aplicación no guarda su información periódicamente, por lo que SI CIERRA LA VENTANA O REINICIA SU MÁQUINA, DEBERÁ COMENZAR DE NUEVO. Considere lo anterior antes de comenzar el llenado.</text:p>
      <text:p text:style-name="P6"/>
      <text:p text:style-name="P6">Por favor:</text:p>
      <text:p text:style-name="P6"/>
      <text:p text:style-name="P6">Incluya datos reales.</text:p>
      <text:p text:style-name="P6">Llene todos los campos obligatorios (marcados con *).</text:p>
      <text:p text:style-name="P6"/>
      <text:p text:style-name="P6">Gracias por su interés.</text:p>
      <text:p text:style-name="P6"/>
      <text:p text:style-name="P8">Campos que debe incluir:</text:p>
      <text:p text:style-name="P4"/>
      <text:p text:style-name="P6">Vacante de su interés:</text:p>
      <text:p text:style-name="P6"/>
      <text:p text:style-name="P7">DATOS PERSONALES Y DE CONTACTO:</text:p>
      <text:p text:style-name="P6"/>
      <text:p text:style-name="P6">Apellido Paterno:</text:p>
      <text:p text:style-name="P6">Apellido Materno:</text:p>
      <text:p text:style-name="P6">Nombre(s):</text:p>
      <text:p text:style-name="P6">Fecha de nacimiento:</text:p>
      <text:p text:style-name="P6">Nacionalidad:</text:p>
      <text:p text:style-name="P6">Estado civil:</text:p>
      <text:p text:style-name="P6">Domicilio:</text:p>
      <text:p text:style-name="P6">Numero de Teléfono de contacto (Local):</text:p>
      <text:p text:style-name="P6">Numero de Teléfono de contacto (Celular):</text:p>
      <text:p text:style-name="P6">Correo electrónico:</text:p>
      <text:p text:style-name="P6">OBJETIVO PROFESIONAL</text:p>
      <text:p text:style-name="P6"/>
      <text:p text:style-name="P6"/>
      <text:p text:style-name="P7">FORMACIÓN ACADÉMICA:</text:p>
      <text:p text:style-name="P19"><text:span text:style-name="T2">&lt;span&gt;</text:span></text:p>
      <text:p text:style-name="P6">Nivel máximo de estudios: (primaria, secundaria, etc.)</text:p>
      <text:p text:style-name="P6">Especialidad: </text:p>
      <text:p text:style-name="P6">Institución donde se obtuvo el último grado:</text:p>
      <text:p text:style-name="P6">Cuenta con certificado, diploma o título: SI <text:s text:c="3"/>NO</text:p>
      <text:p text:style-name="P6"/>
      <text:p text:style-name="P6">Otros Estudios (Técnicos o Especializados):</text:p>
      <text:p text:style-name="P6">Institución donde se realizaron estos estudios:</text:p>
      <text:p text:style-name="P6">Grado obtenido:</text:p>
      <text:p text:style-name="P6">Cuenta con certificado, diploma o título: SI <text:s text:c="3"/>NO</text:p>
      <text:p text:style-name="P6"/>
      <text:p text:style-name="P6">Seminarios y Cursos (En su caso):</text:p>
      <text:p text:style-name="P6">Cuenta con certificado, diploma o título : SI <text:s text:c="3"/>NO</text:p>
      <text:p text:style-name="P6"/>
      <text:p text:style-name="P7">EXPERIENCIA PROFESIONAL</text:p>
      <text:p text:style-name="P6">(Últimos 3 empleos relacionados con el puesto)</text:p>
      <text:p text:style-name="P6"/>
      <text:p text:style-name="P6">1. DEL (FECHA 1) AL (FECHA 2)</text:p>
      <text:p text:style-name="P6"><text:soft-page-break/>EMPRESA U ORGANIZACIÓN:</text:p>
      <text:p text:style-name="P6">FUNCIONES:</text:p>
      <text:p text:style-name="P6">LOGROS:</text:p>
      <text:p text:style-name="P6"/>
      <text:p text:style-name="P6">2. DEL (FECHA 1) AL (FECHA 2)</text:p>
      <text:p text:style-name="P6">EMPRESA U ORGANIZACIÓN:</text:p>
      <text:p text:style-name="P6">FUNCIONES:</text:p>
      <text:p text:style-name="P6">LOGROS:</text:p>
      <text:p text:style-name="P6"/>
      <text:p text:style-name="P6">3. DEL (FECHA 1) AL (FECHA 2)</text:p>
      <text:p text:style-name="P6">EMPRESA U ORGANIZACIÓN:</text:p>
      <text:p text:style-name="P6">FUNCIONES:</text:p>
      <text:p text:style-name="P6">LOGROS:</text:p>
      <text:p text:style-name="P6"/>
      <text:p text:style-name="P7">OTROS DATOS:</text:p>
      <text:p text:style-name="P6"/>
      <text:p text:style-name="P6">IDIOMAS (INCLUYA NIVEL APROXIMADO):</text:p>
      <text:p text:style-name="P6">Cuenta con certificado, diploma o título : SI <text:s text:c="3"/>NO</text:p>
      <text:p text:style-name="P6">En caso de contar con certificado, ¿de que institución?</text:p>
      <text:p text:style-name="P6"/>
      <text:p text:style-name="P6">PAQUETERÍA INFORMÁTICA:</text:p>
      <text:p text:style-name="P6">Cuenta con certificado, diploma o título : SI <text:s text:c="3"/>NO</text:p>
      <text:p text:style-name="P6">En caso de contar con certificado, ¿de que institución?</text:p>
      <text:p text:style-name="P6"/>
      <text:p text:style-name="P6">¿CUALES SON SUS HOBBIES?</text:p>
      <text:p text:style-name="P6"/>
      <text:p text:style-name="P6">¿HAY ALGUN DATO ADICIONAL QUE CONSIDERE IMPORTANTE INCLUIR Y QUE NO SE ENCUENTRE MENCIONADO PREVIAMENTE?</text:p>
      <text:p text:style-name="P6"/>
      <text:p text:style-name="P7">REFERENCIAS</text:p>
      <text:p text:style-name="P6"/>
      <text:p text:style-name="P6">REFERENCIA 1:</text:p>
      <text:p text:style-name="P6">Nombre:</text:p>
      <text:p text:style-name="P6">Relacionado por trabajo: SI <text:s text:c="4"/>NO</text:p>
      <text:p text:style-name="P6">Teléfono local:</text:p>
      <text:p text:style-name="P6">Celular:</text:p>
      <text:p text:style-name="P6"/>
      <text:p text:style-name="P6">REFERENCIA 2:</text:p>
      <text:p text:style-name="P6">Nombre:</text:p>
      <text:p text:style-name="P6">Relacionado por trabajo: SI <text:s text:c="4"/>NO</text:p>
      <text:p text:style-name="P6">Teléfono local:</text:p>
      <text:p text:style-name="P6">Celular:</text:p>
      <text:p text:style-name="P6"/>
      <text:p text:style-name="P6">¿DESEA QUE SU INFORMACIÓN SEA GUARDADA EN NUESTRO SISTEMA PARA FUTURAS VACANTES O PUESTOS QUE SE ADECUEN A SU PERFIL?</text:p>
      <text:p text:style-name="P6"/>
      <text:p text:style-name="P6">SI <text:s text:c="3"/>NO</text:p>
      <text:p text:style-name="P6"/>
      <text:p text:style-name="P6"/>
      <text:p text:style-name="P6"><text:soft-page-break/>MUCHAS GRACIAS POR SU INTERÉS.</text:p>
      <text:p text:style-name="P6">(¿Que sigue? Visite nuestro apartado de procedimiento -link-)</text:p>
      <text:p text:style-name="P4"/>
      <text:p text:style-name="P4"/>
      <text:p text:style-name="P4"/>
      <text:p text:style-name="P4">PREGUNTAS FRECUENTES:</text:p>
      <text:p text:style-name="P4"/>
      <text:p text:style-name="P4">¿Cómo se que me contactarán?</text:p>
      <text:p text:style-name="P4"/>
      <text:p text:style-name="P6">En este punto del proceso de recluta, no es posible saber si será contactado. Nuestros asesores evaluarán su aplicación y se pondrán en contacto con los diez candidatos que mejor cubran el perfil del puesto.</text:p>
      <text:p text:style-name="P6"/>
      <text:p text:style-name="P4">¿Si no me contactan quiere decir que no tengo un buen perfil para trabajar con ustedes?</text:p>
      <text:p text:style-name="P6"/>
      <text:p text:style-name="P6">No. El hecho de no ser contactado no implica tener un bajo o un mal perfil. De hecho, hay ocasiones en que un candidato puede tener muy buenas calificaciones para otra posición y esto puede hacer que no sea seleccionado, principalmente pensando en su desarrollo personal.</text:p>
      <text:p text:style-name="P6"/>
      <text:p text:style-name="P6">Incluso, hay algunas raras ocasiones en las que un excelente candidato no es contactado para el puesto, porque la vacante se cubrió justamente el día anterior.</text:p>
      <text:p text:style-name="P6"/>
      <text:p text:style-name="P4">¿De que depende que me contacten para entrevista?</text:p>
      <text:p text:style-name="P6"/>
      <text:p text:style-name="P6">Principalmente depende de que tan bien se ajuste su aplicación al perfil del puesto vacante.</text:p>
      <text:p text:style-name="P6"/>
      <text:p text:style-name="P4">¿Que factores pueden influir en que me contacten o no?</text:p>
      <text:p text:style-name="P6"/>
      <text:p text:style-name="P6">Para obtener una entrevista, pueden influir los siguientes factores:</text:p>
      <text:p text:style-name="P6"/>
      <text:list xml:id="list1112928159" text:style-name="L10">
        <text:list-item>
          <text:p text:style-name="P18">Que su aplicación esté llenada veraz y apropiadamente.</text:p>
        </text:list-item>
        <text:list-item>
          <text:p text:style-name="P18">Que su área de desarrollo profesional coincida con la de la vacante.</text:p>
        </text:list-item>
        <text:list-item>
          <text:p text:style-name="P18">Que su aplicación sea llenada dentro de los primeros días de la publicación del anuncio.</text:p>
        </text:list-item>
        <text:list-item>
          <text:p text:style-name="P18">Que incluya información adicional relevante.</text:p>
        </text:list-item>
      </text:list>
      <text:p text:style-name="P6"/>
      <text:p text:style-name="P4">¿Pueden eliminar mi información personal a mi petición?</text:p>
      <text:p text:style-name="P6"/>
      <text:p text:style-name="P6">Si. En caso de que usted nos envíe por correo la petición de que eliminemos su información de nuestra base de datos, eliminaremos todos los datos recibidos.</text:p>
      <text:p text:style-name="P6"/>
      <text:p text:style-name="P4">¿Utilizarán mis datos para contactarme y enviarme información no requerida?</text:p>
      <text:p text:style-name="P4"/>
      <text:p text:style-name="P6">Definitivamente No. Sus datos se reciben exclusivamente para el proceso de recluta de la vacante que usted vio publicada en algún medio (periódico, Internet, revistas especializadas, etc.).</text:p>
      <text:p text:style-name="P6"><text:soft-page-break/></text:p>
      <text:p text:style-name="P6">En ningún momento Nerexis o Grupo Helios utilizarán sus datos para enviarle información no solicitada; ni se le proporcionará esta información a terceros. Para nosotros, su seguridad es muy importante, por lo que sus datos quedan resguardados en nuestra base de datos protegida por contraseñas y de uso exclusivo de nuestra área de recursos humanos.</text:p>
      <text:p text:style-name="P6"/>
      <text:p text:style-name="P6">En caso de requerir la baja de nuestra base de datos, basta con que nos envíe un correo a: <text:a xlink:type="simple" xlink:href="mailto:teachcv@hotmail.com">teachcv@hotmail.com</text:a> pidiéndonos eliminar su información y será dado de baja.</text:p>
      <text:p text:style-name="P6"/>
      <text:p text:style-name="P4">CONTACTO</text:p>
      <text:p text:style-name="P6"/>
      <text:p text:style-name="P6">Si requiere alguna información sobre nuestros servicios, o el estado de alguna vacante, por favor escribanos a <text:a xlink:type="simple" xlink:href="mailto:teachcv@hotmail.com">teachcv@hotmail.com</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tsumaki </meta:initial-creator>
    <meta:creation-date>2011-06-23T18:40:54</meta:creation-date>
    <dc:date>2013-02-26T10:07:21</dc:date>
    <dc:creator>alan </dc:creator>
    <meta:editing-duration>PT3H36M</meta:editing-duration>
    <meta:editing-cycles>19</meta:editing-cycles>
    <meta:generator>LibreOffice/3.6$Linux_x86 LibreOffice_project/360m1$Build-2</meta:generator>
    <meta:document-statistic meta:table-count="0" meta:image-count="0" meta:object-count="0" meta:page-count="8" meta:paragraph-count="162" meta:word-count="1914" meta:character-count="11986" meta:non-whitespace-character-count="10237"/>
  </office:meta>
</office:document-meta>
</file>